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469169" officeooo:paragraph-rsid="00469169"/>
    </style:style>
    <style:style style:name="P2" style:family="paragraph" style:parent-style-name="Text_20_body">
      <style:paragraph-properties fo:text-align="justify" style:justify-single-word="false"/>
      <style:text-properties officeooo:rsid="00469169" officeooo:paragraph-rsid="0048039d"/>
    </style:style>
    <style:style style:name="P3" style:family="paragraph" style:parent-style-name="Text_20_body">
      <style:paragraph-properties fo:text-align="justify" style:justify-single-word="false"/>
      <style:text-properties officeooo:rsid="0048039d" officeooo:paragraph-rsid="0048039d"/>
    </style:style>
    <style:style style:name="P4" style:family="paragraph" style:parent-style-name="Text_20_body">
      <style:paragraph-properties fo:text-align="justify" style:justify-single-word="false"/>
      <style:text-properties officeooo:paragraph-rsid="00469169"/>
    </style:style>
    <style:style style:name="P5" style:family="paragraph" style:parent-style-name="Heading_20_2">
      <style:text-properties officeooo:paragraph-rsid="0048039d"/>
    </style:style>
    <style:style style:name="P6" style:family="paragraph" style:parent-style-name="Heading_20_1">
      <style:paragraph-properties fo:break-before="page"/>
      <style:text-properties officeooo:paragraph-rsid="0048039d"/>
    </style:style>
    <style:style style:name="T1" style:family="text">
      <style:text-properties fo:font-style="italic" officeooo:rsid="0048039d" style:font-style-asian="italic" style:font-style-complex="italic"/>
    </style:style>
    <style:style style:name="T2" style:family="text">
      <style:text-properties officeooo:rsid="00469169"/>
    </style:style>
    <style:style style:name="T3" style:family="text">
      <style:text-properties officeooo:rsid="004803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Bedrohungsanalyse: </text:span>PassButler</text:p>
      <text:h text:style-name="Heading_20_1" text:outline-level="1">Bedrohung: <text:span text:style-name="T3">Ausspähen über Frontkamera</text:span></text:h>
      <text:h text:style-name="Heading_20_2" text:outline-level="2">Beschreibung</text:h>
      <text:p text:style-name="P1">Der aktuelle Bildschirm-Inhalt kann als Spiegelung in den Augen/Brille des Nutzers über die Frontkamera des Smartphones ausgespäht werden, wenn eine andere App die entsprechenden Berechtigungen dazu besitzt. Auf diese Weise können z.B. eingegebene Passwörter in Erfahrung gebracht werden.</text:p>
      <text:h text:style-name="Heading_20_2" text:outline-level="2">Risiko</text:h>
      <text:p text:style-name="P3">Gering</text:p>
      <text:p text:style-name="P3">Voraussetzungen für eine erfolgreiche Attacke ist, dass der Nutzer eine entsprechende Späh-App installiert hat und dass der Angreifer den korrekten Zeitpunkt abpasst, um sensible Daten auszuspähen.</text:p>
      <text:h text:style-name="Heading_20_2" text:outline-level="2">Maßnahme</text:h>
      <text:p text:style-name="P4"><text:span text:style-name="T2">Frontkamera während der Nutzung von </text:span><text:span text:style-name="T1">PassButler</text:span><text:span text:style-name="T3"> deaktivieren.</text:span></text:p>
      <text:p text:style-name="P4"/>
      <text:h text:style-name="P6" text:outline-level="1">Bedrohung: <text:span text:style-name="T3">Dummy</text:span></text:h>
      <text:h text:style-name="P5" text:outline-level="2">Beschreibung</text:h>
      <text:p text:style-name="P2">D<text:span text:style-name="T3">ummy</text:span></text:p>
      <text:h text:style-name="P5" text:outline-level="2">Risiko</text:h>
      <text:p text:style-name="P3">Dummy</text:p>
      <text:h text:style-name="P5" text:outline-level="2">Maßnahme</text:h>
      <text:p text:style-name="P3">Dumm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-Überschrift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42:50.682000000</meta:creation-date>
    <dc:date>2017-10-24T16:29:08.779782775</dc:date>
    <meta:editing-duration>PT1H33M4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89" meta:character-count="700" meta:non-whitespace-character-count="627"/>
  </office:meta>
</office:document-meta>
</file>